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Event.ApplicationEvent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icationEvent.ApplicationEvent( Object source , Clock c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icationEvent.get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